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inary-search/" text:style-name="Internet_20_link" text:visited-style-name="Visited_20_Internet_20_Link"><text:span text:style-name="T1">704. Binary Search</text:span></text:a></text:p>
      <text:p text:style-name="P3">Easy</text:p>
      <text:p text:style-name="P3"/>
      <text:p text:style-name="P4"><text:span text:style-name="T1">Given an array of integers </text:span><text:span text:style-name="Source_20_Text"><text:span text:style-name="T2">nums</text:span></text:span><text:span text:style-name="T1"> which is sorted in ascending order, and an integer </text:span><text:span text:style-name="Source_20_Text"><text:span text:style-name="T2">target</text:span></text:span><text:span text:style-name="T1">, write a function to search </text:span><text:span text:style-name="Source_20_Text"><text:span text:style-name="T2">target</text:span></text:span><text:span text:style-name="T1"> in </text:span><text:span text:style-name="Source_20_Text"><text:span text:style-name="T2">nums</text:span></text:span><text:span text:style-name="T1">. If </text:span><text:span text:style-name="Source_20_Text"><text:span text:style-name="T2">target</text:span></text:span><text:span text:style-name="T1"> exists, then return its index. Otherwise, return </text:span><text:span text:style-name="Source_20_Text"><text:span text:style-name="T2">-1</text:span></text:span><text:span text:style-name="T1">.</text:span></text:p>
      <text:p text:style-name="P4"><text:span text:style-name="T1">You must write an algorithm with </text:span><text:span text:style-name="Source_20_Text"><text:span text:style-name="T2">O(log n)</text:span></text:span><text:span text:style-name="T1"> runtime complexity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-1,0,3,5,9,12], target = 9</text:span></text:p>
      <text:p text:style-name="P2"><text:span text:style-name="Strong_20_Emphasis"><text:span text:style-name="T1">Output:</text:span></text:span><text:span text:style-name="T1"> 4</text:span></text:p>
      <text:p text:style-name="P1"><text:span text:style-name="Strong_20_Emphasis"><text:span text:style-name="T1">Explanation:</text:span></text:span><text:span text:style-name="T1"> 9 exists in nums and its index is 4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-1,0,3,5,9,12], target = 2</text:span></text:p>
      <text:p text:style-name="P2"><text:span text:style-name="Strong_20_Emphasis"><text:span text:style-name="T1">Output:</text:span></text:span><text:span text:style-name="T1"> -1</text:span></text:p>
      <text:p text:style-name="P1"><text:span text:style-name="Strong_20_Emphasis"><text:span text:style-name="T1">Explanation:</text:span></text:span><text:span text:style-name="T1"> 2 does not exist in nums so return -1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3T18:49:57.695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3" meta:word-count="90" meta:character-count="499" meta:non-whitespace-character-count="420"/>
  </office:meta>
</office:document-meta>
</file>